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1: la ce imi foloseste sa am un model?</text:p>
      <text:p text:style-name="P1"><text:tab/>În domeniul ingineriei sistemelor, modelul este descris ca fiind o descriere a sistemului care ii surprinde comportamentul relevant(referinta Identificarea sistemelor). Este esential sa mentionam ca un model este intotdeauna o abstractizare a sistemului real și ca, desi surprinde caracteristice relevante ale acestuia, poate doar aproxima comportamentul lui real. Scopul modelării unui sistem este analizarea acestuia (pentru a-i determina caracteristice; una dntre cele mai relevante caracteristici, in cazul de fata este stabilitatea), simularea raspunsului sistemului in situatiinoi (fara a pune sistemul real in situatii de risc), proiectarea controllerului (obiect final al acestei lucrari), etc. Obtinerea modelului matematic pentru sistemul de fata se poate face in 2 feluri: folosind metode analitice sau metode din identificarea sistemelor; fiecare dintre aceste metode au avantajele si dezavantajele lor, insa ambele pot servi pentru analizarea, simularea sau proiectarea controlului pentru sistemul dat însă, este de asemenea demn de luat in considerare tehnologiile oferite pentru aceasta. In acest caz, necesitatea unui model este justificata de proiectarea unui controller,operatie care nu se poate face în absenta acestuia.</text:p>
      <text:p text:style-name="Standard"/>
      <text:p text:style-name="Standard">O2: -ce au preluat cei de la INTECO din cercetarile anterioare pentru dezvoltarea </text:p>
      <text:p text:style-name="Standard">interfetei software și cum ma ajuta pe mine asta?</text:p>
      <text:p text:style-name="P1"><text:span text:style-name="T1">Sistemul de transport instabil pe două roţi este un robot mobil, autobalansat, pe două roţi şi autonom. Acesta a fost produs de firma INTECO şi are scop strict academic, motiv pentru care firma producătoare pune la dispoziţia utilizatorilor şi o componentă software care facilitează operaţiile de modelare şi control prin intermediul unei interfeţe compatibilă cu MatLab2015a. Rolul principal al acestei interfeţe este transformarea diagramelor Simulink create de către utilizator în cod C compatibil cu limbajul de programare al plăcii de bord şi transferarea lui către aceasta. Fiind autonom, robotul este dotat cu un modul dedicat pentru comunicarea wireless cu computerul pe care este instalată această component software, eliminând necesitatea existenţei cablurilor de comunicare pentru programare sau achiziţii de date. Astfel, este posibilă vizualizarea în timp real a datelor înregistrate de senzorii de la nivelul sistemului în timpul mişcării.</text:span></text:p>
      <text:p text:style-name="P1"><text:span text:style-name="T1"><text:tab/>Din punct de vedere structural, sistemul autobalansat este alcătuit din două roti coaxiale antrenate de căte un motor de curent continuu, un pendul inversat, conecatat de restul sistemului la mijlocul distanţei dintre cele două roti, şi un computer de bord. Computerul de bord este alcătuit din mai multe module dedicate pentru logica de control şi comunicarea wireless (PandaBoard), achiziţionarea de date (IMU – Inertial Measurements Unit şi Encoder) şi pentru interfaţarea (Interface) între modulele menţionate anterior şi circuitele de comandă şi alimentare a motoarelor de curent continuu (Batteries, DCMotor, Gear). Arhitectura internă a robotului este oferită de către firma producătoare, în manualul de utilizare al robotului, şi este prezentată în schema de mai jos:</text:span></text:p>
      <text:p text:style-name="P1"><text:span text:style-name="T1"><text:tab/>Fig3.1.1 Arhitectura internă a robotului (carte, pag 10) <text:s text:c="2"/></text:span></text:p>
      <text:p text:style-name="P1"><text:span text:style-name="T1"/></text:p>
      <text:p text:style-name="Standard">O3: -cum achizitionez date,de la cine și de ce? </text:p>
      <text:p text:style-name="Standard"><text:tab/>Existența unui modul de achizitionare de date este o facilitate importată oferită de catre firma producatoare întrucât acest modul oferă posibilitatea identificării sistemului folosind metode din identificarea sistemelor, adică identificarea de tip cutie neagră („black box”). Această abordare se bazeazape premisa conform careia utilizatorul unui echipament nu cunoaste nimic despre produsul pe care il detine însă are acces, la fel ca in acest caz la intrarile, respectiv „iesirile” acestuia prin intermediul unor senzori plasati la nivelu acestuia, și care transmit o informatie relevata despre transformarile care au loc la nivelul robotului. Modulul de achizitie de date preia informatii de la 3 tipuri diferite de senzori. Acestia preiau de la sistem informatii legat de viteza si accelearația unghiulara a roților (prin intermediul unui encoder – pentru viteza si a unui accelerometru – pentru acceleratie) și legate de pozitia unghiulara a pendulului inversat in raport cu ax verticală (prin intermediul unui senzor de tip gyroscop). Este important de notat ca datele achizitionat in acest fel trebuie prelucrate intrucât sunt puternic afectate de zgomot (mai ales encoderele). Interfata software oferita de firma INTECO ofera o interfata specializată pentru partea de modelare a sistemului care contine suplimentar un bloc care se ocupă cu această transformare. <text:soft-page-break/>Astfel, pentru achizitionarea de date necesare identificarii sistemului, se proiectaeaza din interfata software urmatorul experimet:</text:p>
      <text:p text:style-name="Standard">Fig 3.1.2 Interfata simulink pentru efectuarea experimentului de modelare a datelor </text:p>
      <text:p text:style-name="Standard"><text:s/></text:p>
      <text:p text:style-name="Standard">O4: -ce relevanta au pentru model? </text:p>
      <text:p text:style-name="Standard"><text:tab/>Elemetele cheie ale unui model sunt intrarile și iesirile sistemului real și functia de transfer. Functia de transfer reprezinta modelul matematic al sistemului. Cele 2 blocuri de tip scope din cadrul figurii sunt folosite pentru preluarea si observarea celor 2 semnale de intrare si a celor 6 semnale de iesire, in timp real, asa cum au fost transmise de la robotul autobalansat prin modului wi-fi. Ce este neobisnuit pentru experimentul facut este existenta blocului „State Observer”. Acest bloc este folosit pentru prelucrarea datelor achizitionate de senzorii de la nivelul robotului. Functia acestui bloc nu se opreste aici; prin intermediul lui se fece, de asemenea o transformare a iesirilor reale in iesiri relevante pentru simulare si pentru proiectarea controlului. Aceste iesiri sunt relevate prin prisma faptului ca descriu comportamentul robotului ca ansamblu, si nu doar a anumitor componente ale acestuia; astfel, deviatia de la axa vertical, vitezele si acceleratiile rotiilor sunt preluate pentru a arăta starea sistemului în spatiul tridimensional la fiecare moment de esantionare. O stare presupune pozitia robotului pe axa y, unghiul sau de deviatie de la axa verticala (unghiul de rotatie in jurul axei x) și pozitia unghiulara pe axa z (unghiul de rotatie in jurul propriei axe). Aceste 3 stari plus derivatele lor reprezinta, in acest caz iesirile sistemului. Blocul de observare a stării este construit cu respect pentru caracteristicele de constructie ale robotului, trecerea de la informatia inregistrata de senzor la stare facându-se <text:s/>prin formule deja existe a căror validitate a fost demonstrată în cercetări anteriare asupra acestui tip de robot. <text:s/></text:p>
      <text:p text:style-name="Standard"/>
      <text:p text:style-name="Standard">O5: -cum se dezvolta un model si cum se alege complexitatea lui?</text:p>
      <text:p text:style-name="Standard"><text:tab/>După proiectarea experimetului, efectuarea lui și achizitia datelor rezultate urmeaza determinarea funcțiilor de transfer care descriu relatia dintre intrarea aplicata sistemului si rezultatul obtinut la iesire. Pentru această parte a modelarii, un rol important joaca alegerile facute în ceea ce priveste tipul functiei de transfer (continuu sau discret), metoda de identificare folosita, gradul maxim acceptat al funcției, precum și procentul in care modelul obtinut se suprapune peste comportamentul real al sistemului. Mediul de dezvoltare MatLab2015a, este disponibil un tool care facilitează modelarea sistemelor de tip black box pentru care au fost achizitionate intrarile, respectiv iesirile sistemului. Acest tool se numește „ident” și pune la dispozitia utilizatorilor o interfata in care acestia pot incarca datele de intrare și de ieșire, si apoi pot alege structura, metoda de identificare și gradul maxim al modelului care va fi estimat conform acestora. Modele astfel obtinute pot fi comparate cu un set de date de validate sau cu datele din care a fost extras modelul pentru observarea validitatii modelului. Complexitatea modelului se alege în functie de cerintele de control sau în functie de anumite standarde care trebuie respectate; astfel, pot fii de interes ca functia de transfer sa aproximeze cat mai binecomportamentul sistemul, cu riscul ca aceasta sa aiba o forma foarte complexa și pentru care proiectarea controllerului va fii foarte dificilă, sau se poate opta pentru un grad mai mic al functiei de transfer în detrimentul unei aproximarii cat mai exacte. </text:p>
      <text:p text:style-name="Standard"/>
      <text:p text:style-name="Standard">O6: -cum am ales eu gradele si functiile pentru estimare functiilor de transfer?</text:p>
      <text:p text:style-name="Standard"><text:tab/>Sistemul autobalansat pe 2 roti are 2 intrari pentru comanda motoarelor si 6 iesiri care descriu starea sistemului; dintre aceste 6 ieșiri, 3 sunt mai relevante, anume theta, psi și fi. Theta reprezintă viteza medie de rotatie a roții, psi reprezintă unghiul de deviație de la ax averticală, iar fi reprezintă unghiul de rotatie în jurul axei verticale. Celelalte 3 iesiri nu sunt altceva decat derivatele acestora; acestea pot servi la imbunatatirea controlului prin impunerea ca valoarea lor sa fie zero, asigurandu-se astfel stabilitatea sistemului. </text:p>
      <text:p text:style-name="Standard"/>
      <text:p text:style-name="Standard"/>
      <text:p text:style-name="Standard"/>
      <text:p text:style-name="Standard">-care este diferenta dintre modelul de ordinul 2 și un model de ordin mai mare?</text:p>
      <text:p text:style-name="Standard"><text:soft-page-break/></text:p>
      <text:p text:style-name="Standard">-ce trebuie sa faca unmodel?x</text:p>
      <text:p text:style-name="Standard">-cum arata un model bun!?x</text:p>
      <text:p text:style-name="Standard">-cum se dezvolta un model si cum se alege complexitatea lui?x</text:p>
      <text:p text:style-name="Standard">-cum am ales eu gradele si functiile pentru estimare functiilor de transfer?</text:p>
      <text:p text:style-name="Standard">-tool-ul ident!!!x</text:p>
      <text:p text:style-name="Standard">-tipuri de modele folosite in trecut; ss vs. tf</text:p>
      <text:p text:style-name="Standard">-ce este o functie de transfer?</text:p>
      <text:p text:style-name="Standard">-ce imi arata o functie de transfer despre robot si despre miscarea lui?</text:p>
      <text:p text:style-name="Standard">-cum modelez un sistem si care sunt insuficientele unui model?</text:p>
      <text:p text:style-name="Standard">-potrivirea dintre un model și datele achizitionate?</text:p>
      <text:p text:style-name="Standard">-cum achizitionez date,de la cine și de ce? </text:p>
      <text:p text:style-name="Standard">-ce relevanta au pentru model?</text:p>
      <text:p text:style-name="Standard">-care este diferenta dintre modelul de ordinul 2 și un model de ordin mai mare?</text:p>
      <text:p text:style-name="Standard">-ce au preluat cei de la INTECO din cercetarile anterioare pentru dezvoltarea </text:p>
      <text:p text:style-name="Standard">interfetei software și cum ma ajuta pe mine asta?</text:p>
      <text:p text:style-name="Standard">-tfeste vs modelare in spatiul starilor?</text:p>
      <text:p text:style-name="Standard">-ce am inteles din manualul de utilizare si schemele oferite?</text:p>
      <text:p text:style-name="Standard">-care sunt provocarile si neajunsurile utilizarii modelelor de ordinul 2 si de ce le acc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3M24S</meta:editing-duration>
    <meta:editing-cycles>4</meta:editing-cycles>
    <meta:generator>OpenOffice/4.1.3$Win32 OpenOffice.org_project/413m1$Build-9783</meta:generator>
    <dc:date>2019-03-26T19:14:48.23</dc:date>
    <dc:creator>Maria </dc:creator>
    <meta:document-statistic meta:table-count="0" meta:image-count="0" meta:object-count="0" meta:page-count="3" meta:paragraph-count="36" meta:word-count="1479" meta:character-count="9862"/>
    <meta:user-defined meta:name="Info 1"/>
    <meta:user-defined meta:name="Info 2"/>
    <meta:user-defined meta:name="Info 3"/>
    <meta:user-defined meta:name="Info 4"/>
  </office:meta>
</office:document-meta>
</file>